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auto-grow-height="false" fo:min-height="0.749cm" fo:min-width="0.499cm" fo:wrap-option="no-wrap"/>
    </style:style>
    <style:style style:name="gr4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Dashed_20__28_var_29_" draw:marker-end="Arrow" draw:marker-end-width="0.3cm" draw:fill="none" draw:fill-color="#ff420e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420e" draw:textarea-vertical-align="middle"/>
    </style:style>
    <style:style style:name="gr7" style:family="graphic" style:parent-style-name="objectwithoutfill">
      <style:graphic-properties draw:stroke="dash" draw:stroke-dash="Dashed_20__28_var_29_" draw:marker-start="" draw:marker-end="Arrow" draw:marker-end-width="0.3cm" draw:fill="none" draw:fill-color="#ff420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  <style:text-properties fo:color="#ffffff" fo:font-size="17.8999996185303pt"/>
    </style:style>
    <style:style style:name="P3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color="#ffffff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3" draw:id="id3" draw:layer="layout" svg:width="4.543cm" svg:height="3cm" svg:x="0.453cm" svg:y="0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399cm" svg:height="2cm" svg:x="19.78cm" svg:y="0.895cm">
          <text:p text:style-name="P2"><text:span text:style-name="T1">uM2j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.543cm" svg:height="1.4cm" svg:x="0.453cm" svg:y="0.397cm"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18.2cm" svg:height="29.599cm" svg:x="0.002cm" svg:y="0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5.472cm" svg:height="29.599cm" svg:x="18.725cm" svg:y="0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19.404cm" svg:height="29.599cm" svg:x="24.796cm" svg:y="0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3" xml:id="id2" draw:id="id2" draw:layer="layout" svg:width="4.543cm" svg:height="3cm" svg:x="38.827cm" svg:y="0.4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43cm" svg:height="1.4cm" svg:x="38.827cm" svg:y="0.435cm">
          <text:p text:style-name="P1"><text:span text:style-name="T2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4.543cm" svg:height="3cm" svg:x="0.473cm" svg:y="4.2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543cm" svg:height="1.4cm" svg:x="0.473cm" svg:y="4.274cm">
          <text:p text:style-name="P1"><text:span text:style-name="T2">Packag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6" draw:id="id16" draw:layer="layout" svg:width="4.543cm" svg:height="3cm" svg:x="5.397cm" svg:y="7.9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543cm" svg:height="1.4cm" svg:x="5.397cm" svg:y="7.996cm">
          <text:p text:style-name="P1"><text:span text:style-name="T2">Clas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399cm" svg:height="2cm" svg:x="19.797cm" svg:y="4.796cm">
          <text:p text:style-name="P2"><text:span text:style-name="T1">uP2j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7" draw:id="id7" draw:layer="layout" svg:width="3.399cm" svg:height="2cm" svg:x="19.797cm" svg:y="7.795cm">
          <text:p text:style-name="P2"><text:span text:style-name="T1">uC2j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draw:type="line" svg:x1="23.179cm" svg:y1="1.895cm" svg:x2="38.827cm" svg:y2="1.935cm" draw:start-shape="id1" draw:start-glue-point="7" draw:end-shape="id2" draw:end-glue-point="3" svg:d="M23179 1895l15648 40" svg:viewBox="0 0 15649 41">
          <text:p/>
        </draw:connector>
        <draw:connector draw:style-name="gr5" draw:text-style-name="P4" draw:layer="layout" draw:type="line" svg:x1="19.78cm" svg:y1="1.895cm" svg:x2="4.996cm" svg:y2="1.897cm" draw:start-shape="id1" draw:start-glue-point="5" draw:end-shape="id3" draw:end-glue-point="1" svg:d="M19780 1895l-14784 2" svg:viewBox="0 0 14785 3">
          <text:p/>
        </draw:connector>
        <draw:connector draw:style-name="gr5" draw:text-style-name="P4" draw:layer="layout" draw:type="line" svg:x1="19.797cm" svg:y1="5.796cm" svg:x2="5.016cm" svg:y2="5.774cm" draw:start-shape="id4" draw:start-glue-point="5" draw:end-shape="id5" draw:end-glue-point="1" svg:d="M19797 5796l-14781-22" svg:viewBox="0 0 14782 23">
          <text:p/>
        </draw:connector>
        <draw:custom-shape draw:style-name="gr4" draw:text-style-name="P3" xml:id="id6" draw:id="id6" draw:layer="layout" svg:width="4.543cm" svg:height="3cm" svg:x="38.827cm" svg:y="4.2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7" draw:id="id27" draw:layer="layout" svg:width="4.543cm" svg:height="1.4cm" svg:x="38.827cm" svg:y="4.235cm">
          <text:p text:style-name="P1"><text:span text:style-name="T2">Packa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4.543cm" svg:height="3cm" svg:x="33.929cm" svg:y="8.0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4.543cm" svg:height="1.4cm" svg:x="33.929cm" svg:y="8.035cm">
          <text:p text:style-name="P1"><text:span text:style-name="T2">Clas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3.196cm" svg:y1="5.796cm" svg:x2="38.827cm" svg:y2="5.736cm" draw:start-shape="id4" draw:start-glue-point="7" draw:end-shape="id6" draw:end-glue-point="3" svg:d="M23196 5796l15631-60" svg:viewBox="0 0 15632 61">
          <text:p/>
        </draw:connector>
        <draw:connector draw:style-name="gr5" draw:text-style-name="P4" draw:layer="layout" draw:type="line" svg:x1="19.797cm" svg:y1="8.795cm" svg:x2="9.94cm" svg:y2="8.696cm" draw:start-shape="id7" draw:start-glue-point="5" draw:end-shape="id8" draw:end-glue-point="1" svg:d="M19797 8795l-9857-99" svg:viewBox="0 0 9858 100">
          <text:p/>
        </draw:connector>
        <draw:connector draw:style-name="gr5" draw:text-style-name="P4" draw:layer="layout" draw:type="line" svg:x1="23.196cm" svg:y1="8.795cm" svg:x2="33.929cm" svg:y2="8.735cm" draw:start-shape="id7" draw:start-glue-point="7" draw:end-shape="id9" draw:end-glue-point="3" svg:d="M23196 8795l10733-60" svg:viewBox="0 0 10734 61">
          <text:p/>
        </draw:connector>
        <draw:connector draw:style-name="gr6" draw:text-style-name="P4" draw:layer="layout" draw:type="line" svg:x1="2.744cm" svg:y1="4.274cm" svg:x2="2.724cm" svg:y2="3.397cm" draw:start-shape="id10" draw:start-glue-point="0" draw:end-shape="id3" draw:end-glue-point="2" svg:d="M2744 4274l-20-877" svg:viewBox="0 0 21 878">
          <text:p/>
        </draw:connector>
        <draw:connector draw:style-name="gr6" draw:text-style-name="P4" draw:layer="layout" draw:type="line" svg:x1="7.668cm" svg:y1="7.996cm" svg:x2="2.744cm" svg:y2="7.274cm" draw:start-shape="id8" draw:start-glue-point="0" draw:end-shape="id5" draw:end-glue-point="2" svg:d="M7668 7996l-4924-722" svg:viewBox="0 0 4925 723">
          <text:p/>
        </draw:connector>
        <draw:custom-shape draw:style-name="gr1" draw:text-style-name="P3" xml:id="id13" draw:id="id13" draw:layer="layout" svg:width="4.543cm" svg:height="3cm" svg:x="0.473cm" svg:y="9.9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543cm" svg:height="1.4cm" svg:x="0.473cm" svg:y="9.996cm"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2.744cm" svg:y1="9.996cm" svg:x2="2.744cm" svg:y2="7.274cm" draw:start-shape="id11" draw:start-glue-point="0" draw:end-shape="id5" draw:end-glue-point="2" svg:d="M2744 9996v-2722" svg:viewBox="0 0 1 2723">
          <text:p/>
        </draw:connector>
        <draw:custom-shape draw:style-name="gr2" draw:text-style-name="P2" xml:id="id12" draw:id="id12" draw:layer="layout" svg:width="3.399cm" svg:height="2cm" svg:x="19.797cm" svg:y="10.596cm">
          <text:p text:style-name="P2"><text:span text:style-name="T1">uI2j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draw:type="line" svg:x1="19.797cm" svg:y1="11.596cm" svg:x2="5.016cm" svg:y2="11.496cm" draw:start-shape="id12" draw:start-glue-point="5" draw:end-shape="id13" svg:d="M19797 11596l-14781-100" svg:viewBox="0 0 14782 101">
          <text:p/>
        </draw:connector>
        <draw:custom-shape draw:style-name="gr1" draw:text-style-name="P3" xml:id="id23" draw:id="id23" draw:layer="layout" svg:width="4.543cm" svg:height="3cm" svg:x="0.397cm" svg:y="22.9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4.543cm" svg:height="1.4cm" svg:x="0.397cm" svg:y="22.996cm">
          <text:p text:style-name="P1"><text:span text:style-name="T2">Propert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1" draw:id="id21" draw:layer="layout" svg:width="4.543cm" svg:height="3cm" svg:x="5.397cm" svg:y="20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543cm" svg:height="1.4cm" svg:x="5.396cm" svg:y="20.796cm">
          <text:p text:style-name="P1"><text:span text:style-name="T2">Opera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7.667cm" svg:y1="20.796cm" svg:x2="2.744cm" svg:y2="12.996cm" draw:start-shape="id14" draw:start-glue-point="0" draw:end-shape="id13" draw:end-glue-point="2" svg:d="M7667 20796l-4923-7800" svg:viewBox="0 0 4924 7801">
          <text:p/>
        </draw:connector>
        <draw:connector draw:style-name="gr6" draw:text-style-name="P4" draw:layer="layout" draw:type="line" svg:x1="2.668cm" svg:y1="22.996cm" svg:x2="2.744cm" svg:y2="12.996cm" draw:start-shape="id15" draw:start-glue-point="0" draw:end-shape="id13" draw:end-glue-point="2" svg:d="M2668 22996l76-10000" svg:viewBox="0 0 77 10001">
          <text:p/>
        </draw:connector>
        <draw:connector draw:style-name="gr6" draw:text-style-name="P4" draw:layer="layout" draw:type="line" svg:x1="2.668cm" svg:y1="22.996cm" svg:x2="7.668cm" svg:y2="10.996cm" draw:start-shape="id15" draw:start-glue-point="0" draw:end-shape="id16" draw:end-glue-point="2" svg:d="M2668 22996l5000-12000" svg:viewBox="0 0 5001 12001">
          <text:p/>
        </draw:connector>
        <draw:connector draw:style-name="gr6" draw:text-style-name="P4" draw:layer="layout" draw:type="line" svg:x1="7.667cm" svg:y1="20.796cm" svg:x2="7.668cm" svg:y2="10.996cm" draw:start-shape="id14" draw:start-glue-point="0" draw:end-shape="id16" draw:end-glue-point="2" svg:d="M7667 20796l1-9800" svg:viewBox="0 0 2 9801">
          <text:p/>
        </draw:connector>
        <draw:custom-shape draw:style-name="gr1" draw:text-style-name="P3" xml:id="id19" draw:id="id19" draw:layer="layout" svg:width="7.8cm" svg:height="3cm" svg:x="9.997cm" svg:y="13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7.8cm" svg:height="1.4cm" svg:x="9.996cm" svg:y="13.996cm">
          <text:p text:style-name="P1"><text:span text:style-name="T2">InterfaceRealiza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3.896cm" svg:y1="13.996cm" svg:x2="2.744cm" svg:y2="12.996cm" draw:start-shape="id17" draw:start-glue-point="0" draw:end-shape="id13" draw:end-glue-point="2" svg:d="M13896 13996l-11152-1000" svg:viewBox="0 0 11153 1001">
          <text:p/>
        </draw:connector>
        <draw:connector draw:style-name="gr6" draw:text-style-name="P4" draw:layer="layout" draw:type="line" svg:x1="13.896cm" svg:y1="13.996cm" svg:x2="7.668cm" svg:y2="10.996cm" draw:start-shape="id17" draw:start-glue-point="0" draw:end-shape="id16" draw:end-glue-point="2" svg:d="M13896 13996l-6228-3000" svg:viewBox="0 0 6229 3001">
          <text:p/>
        </draw:connector>
        <draw:connector draw:style-name="gr7" draw:text-style-name="P4" draw:layer="layout" draw:type="line" svg:x1="19.797cm" svg:y1="15.496cm" svg:x2="17.797cm" svg:y2="15.497cm" draw:start-shape="id18" draw:start-glue-point="5" draw:end-shape="id19" draw:end-glue-point="1" svg:d="M19797 15496l-2000 1" svg:viewBox="0 0 2001 2">
          <text:p/>
        </draw:connector>
        <draw:connector draw:style-name="gr7" draw:text-style-name="P4" draw:layer="layout" draw:type="line" svg:x1="19.797cm" svg:y1="22.296cm" svg:x2="9.94cm" svg:y2="22.297cm" draw:start-shape="id20" draw:start-glue-point="5" draw:end-shape="id21" draw:end-glue-point="1" svg:d="M19797 22296l-9857 1" svg:viewBox="0 0 9858 2">
          <text:p/>
        </draw:connector>
        <draw:connector draw:style-name="gr7" draw:text-style-name="P4" draw:layer="layout" draw:type="line" svg:x1="19.797cm" svg:y1="24.596cm" svg:x2="4.94cm" svg:y2="24.496cm" draw:start-shape="id22" draw:start-glue-point="5" draw:end-shape="id23" svg:d="M19797 24596l-14857-100" svg:viewBox="0 0 14858 101">
          <text:p/>
        </draw:connector>
        <draw:custom-shape draw:style-name="gr2" draw:text-style-name="P2" xml:id="id18" draw:id="id18" draw:layer="layout" svg:width="3.399cm" svg:height="2cm" svg:x="19.797cm" svg:y="14.496cm">
          <text:p text:style-name="P2"><text:span text:style-name="T1">uIR2jI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20" draw:id="id20" draw:layer="layout" svg:width="3.399cm" svg:height="2cm" svg:x="19.797cm" svg:y="21.296cm">
          <text:p text:style-name="P2"><text:span text:style-name="T1">uO2jM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22" draw:id="id22" draw:layer="layout" svg:width="3.399cm" svg:height="2cm" svg:x="19.797cm" svg:y="23.596cm">
          <text:p text:style-name="P2"><text:span text:style-name="T1">uP2jF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3" xml:id="id25" draw:id="id25" draw:layer="layout" svg:width="5.743cm" svg:height="3cm" svg:x="9.997cm" svg:y="17.5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5.743cm" svg:height="1.4cm" svg:x="9.998cm" svg:y="17.596cm">
          <text:p text:style-name="P1"><text:span text:style-name="T2">General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3.399cm" svg:height="2cm" svg:x="19.797cm" svg:y="18.096cm">
          <text:p text:style-name="P2"><text:span text:style-name="T1">UG2j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draw:type="line" svg:x1="19.797cm" svg:y1="19.096cm" svg:x2="15.74cm" svg:y2="19.097cm" draw:start-shape="id24" draw:start-glue-point="5" draw:end-shape="id25" draw:end-glue-point="1" svg:d="M19797 19096l-4057 1" svg:viewBox="0 0 4058 2">
          <text:p/>
        </draw:connector>
        <draw:connector draw:style-name="gr6" draw:text-style-name="P4" draw:layer="layout" draw:type="line" svg:x1="9.998cm" svg:y1="18.296cm" svg:x2="2.744cm" svg:y2="12.996cm" draw:start-shape="id26" draw:start-glue-point="3" draw:end-shape="id13" draw:end-glue-point="2" svg:d="M9998 18296l-7254-5300" svg:viewBox="0 0 7255 5301">
          <text:p/>
        </draw:connector>
        <draw:connector draw:style-name="gr6" draw:text-style-name="P4" draw:layer="layout" draw:type="line" svg:x1="9.998cm" svg:y1="18.296cm" svg:x2="7.668cm" svg:y2="10.996cm" draw:start-shape="id26" draw:start-glue-point="3" draw:end-shape="id16" draw:end-glue-point="2" svg:d="M9998 18296l-2330-7300" svg:viewBox="0 0 2331 7301">
          <text:p/>
        </draw:connector>
        <draw:connector draw:style-name="gr6" draw:text-style-name="P4" draw:layer="layout" draw:type="line" svg:x1="41.098cm" svg:y1="4.235cm" svg:x2="41.098cm" svg:y2="3.435cm" draw:start-shape="id27" draw:start-glue-point="0" draw:end-shape="id2" svg:d="M41098 4235v-800" svg:viewBox="0 0 1 801">
          <text:p/>
        </draw:connector>
        <draw:custom-shape draw:style-name="gr4" draw:text-style-name="P3" xml:id="id28" draw:id="id28" draw:layer="layout" svg:width="4.543cm" svg:height="3cm" svg:x="38.883cm" svg:y="10.2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9" draw:id="id29" draw:layer="layout" svg:width="4.543cm" svg:height="1.4cm" svg:x="38.883cm" svg:y="10.235cm"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3.196cm" svg:y1="11.596cm" svg:x2="38.883cm" svg:y2="11.735cm" draw:start-shape="id12" draw:start-glue-point="7" draw:end-shape="id28" draw:end-glue-point="3" svg:d="M23196 11596l15687 139" svg:viewBox="0 0 15688 140">
          <text:p/>
        </draw:connector>
        <draw:custom-shape draw:style-name="gr4" draw:text-style-name="P3" xml:id="id33" draw:id="id33" draw:layer="layout" svg:width="4.544cm" svg:height="3cm" svg:x="39.083cm" svg:y="23.03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xml:id="id38" draw:id="id38" draw:layer="layout" svg:width="4.544cm" svg:height="1.4cm" svg:x="39.083cm" svg:y="23.035cm">
          <text:p text:style-name="P1"><text:span text:style-name="T2">Fiel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3" xml:id="id32" draw:id="id32" draw:layer="layout" svg:width="4.544cm" svg:height="3cm" svg:x="34.283cm" svg:y="20.8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xml:id="id37" draw:id="id37" draw:layer="layout" svg:width="4.543cm" svg:height="1.4cm" svg:x="34.283cm" svg:y="20.235cm">
          <text:p text:style-name="P1"><text:span text:style-name="T2">Method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3" xml:id="id30" draw:id="id30" draw:layer="layout" svg:width="9cm" svg:height="3cm" svg:x="25.4cm" svg:y="14.0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xml:id="id34" draw:id="id34" draw:layer="layout" svg:width="9cm" svg:height="1.4cm" svg:x="25.4cm" svg:y="14.035cm">
          <text:p text:style-name="P5"><text:span text:style-name="T3">InterfaceImplementation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3" xml:id="id31" draw:id="id31" draw:layer="layout" svg:width="5.743cm" svg:height="3cm" svg:x="28.282cm" svg:y="17.63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xml:id="id36" draw:id="id36" draw:layer="layout" svg:width="5.743cm" svg:height="1.4cm" svg:x="28.283cm" svg:y="17.635cm">
          <text:p text:style-name="P1"><text:span text:style-name="T2">Generalization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6" draw:text-style-name="P4" draw:layer="layout" draw:type="line" svg:x1="36.2cm" svg:y1="8.035cm" svg:x2="41.098cm" svg:y2="7.236cm" draw:start-shape="id9" draw:start-glue-point="0" draw:end-shape="id6" draw:end-glue-point="2" svg:d="M36200 8035l4898-799" svg:viewBox="0 0 4899 800">
          <text:p/>
        </draw:connector>
        <draw:connector draw:style-name="gr6" draw:text-style-name="P4" draw:layer="layout" draw:type="line" svg:x1="41.154cm" svg:y1="10.235cm" svg:x2="41.098cm" svg:y2="7.236cm" draw:start-shape="id29" draw:start-glue-point="0" draw:end-shape="id6" draw:end-glue-point="2" svg:d="M41154 10235l-56-2999" svg:viewBox="0 0 57 3000">
          <text:p/>
        </draw:connector>
        <draw:connector draw:style-name="gr5" draw:text-style-name="P4" draw:layer="layout" draw:type="line" svg:x1="23.196cm" svg:y1="15.496cm" svg:x2="25.4cm" svg:y2="15.535cm" draw:start-shape="id18" draw:start-glue-point="7" draw:end-shape="id30" draw:end-glue-point="3" svg:d="M23196 15496l2204 39" svg:viewBox="0 0 2205 40">
          <text:p/>
        </draw:connector>
        <draw:connector draw:style-name="gr5" draw:text-style-name="P4" draw:layer="layout" draw:type="line" svg:x1="23.196cm" svg:y1="19.096cm" svg:x2="28.283cm" svg:y2="19.135cm" draw:start-shape="id24" draw:start-glue-point="7" draw:end-shape="id31" draw:end-glue-point="3" svg:d="M23196 19096l5087 39" svg:viewBox="0 0 5088 40">
          <text:p/>
        </draw:connector>
        <draw:connector draw:style-name="gr5" draw:text-style-name="P4" draw:layer="layout" draw:type="line" svg:x1="23.196cm" svg:y1="22.296cm" svg:x2="34.283cm" svg:y2="22.335cm" draw:start-shape="id20" draw:start-glue-point="7" draw:end-shape="id32" draw:end-glue-point="3" svg:d="M23196 22296l11087 39" svg:viewBox="0 0 11088 40">
          <text:p/>
        </draw:connector>
        <draw:connector draw:style-name="gr5" draw:text-style-name="P4" draw:layer="layout" draw:type="line" svg:x1="23.196cm" svg:y1="24.596cm" svg:x2="39.083cm" svg:y2="24.536cm" draw:start-shape="id22" draw:start-glue-point="7" draw:end-shape="id33" draw:end-glue-point="3" svg:d="M23196 24596l15887-60" svg:viewBox="0 0 15888 61">
          <text:p/>
        </draw:connector>
        <draw:connector draw:style-name="gr6" draw:text-style-name="P4" draw:layer="layout" draw:type="line" svg:x1="29.9cm" svg:y1="14.035cm" svg:x2="36.2cm" svg:y2="11.035cm" draw:start-shape="id34" draw:start-glue-point="0" draw:end-shape="id35" draw:end-glue-point="2" svg:d="M29900 14035l6300-3000" svg:viewBox="0 0 6301 3001">
          <text:p/>
        </draw:connector>
        <draw:connector draw:style-name="gr6" draw:text-style-name="P4" draw:layer="layout" draw:type="line" svg:x1="29.9cm" svg:y1="14.035cm" svg:x2="41.154cm" svg:y2="13.235cm" draw:start-shape="id34" draw:start-glue-point="0" draw:end-shape="id28" draw:end-glue-point="2" svg:d="M29900 14035l11254-800" svg:viewBox="0 0 11255 801">
          <text:p/>
        </draw:connector>
        <draw:connector draw:style-name="gr6" draw:text-style-name="P4" draw:layer="layout" draw:type="line" svg:x1="34.027cm" svg:y1="18.335cm" svg:x2="41.154cm" svg:y2="13.235cm" draw:start-shape="id36" draw:end-shape="id28" draw:end-glue-point="2" svg:d="M34027 18335l7127-5100" svg:viewBox="0 0 7128 5101">
          <text:p/>
        </draw:connector>
        <draw:connector draw:style-name="gr6" draw:text-style-name="P4" draw:layer="layout" draw:type="line" svg:x1="34.027cm" svg:y1="18.335cm" svg:x2="36.2cm" svg:y2="11.035cm" draw:start-shape="id36" draw:start-glue-point="1" draw:end-shape="id35" draw:end-glue-point="2" svg:d="M34027 18335l2173-7300" svg:viewBox="0 0 2174 7301">
          <text:p/>
        </draw:connector>
        <draw:connector draw:style-name="gr6" draw:text-style-name="P4" draw:layer="layout" draw:type="line" svg:x1="36.555cm" svg:y1="20.235cm" svg:x2="36.2cm" svg:y2="11.035cm" draw:start-shape="id37" draw:start-glue-point="0" draw:end-shape="id35" draw:end-glue-point="2" svg:d="M36555 20235l-355-9200" svg:viewBox="0 0 356 9201">
          <text:p/>
        </draw:connector>
        <draw:connector draw:style-name="gr6" draw:text-style-name="P4" draw:layer="layout" draw:type="line" svg:x1="36.555cm" svg:y1="20.235cm" svg:x2="41.154cm" svg:y2="13.235cm" draw:start-shape="id37" draw:start-glue-point="0" draw:end-shape="id28" draw:end-glue-point="2" svg:d="M36555 20235l4599-7000" svg:viewBox="0 0 4600 7001">
          <text:p/>
        </draw:connector>
        <draw:connector draw:style-name="gr6" draw:text-style-name="P4" draw:layer="layout" draw:type="line" svg:x1="41.355cm" svg:y1="23.035cm" svg:x2="36.2cm" svg:y2="11.035cm" draw:start-shape="id38" draw:start-glue-point="0" draw:end-shape="id35" draw:end-glue-point="2" svg:d="M41355 23035l-5155-12000" svg:viewBox="0 0 5156 12001">
          <text:p/>
        </draw:connector>
        <draw:connector draw:style-name="gr6" draw:text-style-name="P4" draw:layer="layout" draw:type="line" svg:x1="41.355cm" svg:y1="23.035cm" svg:x2="41.154cm" svg:y2="13.235cm" draw:start-shape="id38" draw:start-glue-point="0" draw:end-shape="id28" draw:end-glue-point="2" svg:d="M41355 23035l-201-9800" svg:viewBox="0 0 202 9801">
          <text:p/>
        </draw:connector>
        <draw:custom-shape draw:style-name="gr1" draw:text-style-name="P3" xml:id="id42" draw:id="id42" draw:layer="layout" svg:width="4.543cm" svg:height="3cm" svg:x="5.401cm" svg:y="2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4.543cm" svg:height="1.4cm" svg:x="5.4cm" svg:y="26.199cm">
          <text:p text:style-name="P1"><text:span text:style-name="T2">Parameter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7.671cm" svg:y1="26.199cm" svg:x2="7.668cm" svg:y2="23.797cm" draw:start-shape="id39" draw:start-glue-point="0" draw:end-shape="id21" draw:end-glue-point="2" svg:d="M7671 26199l-3-2402" svg:viewBox="0 0 4 2403">
          <text:p/>
        </draw:connector>
        <draw:custom-shape draw:style-name="gr2" draw:text-style-name="P2" xml:id="id41" draw:id="id41" draw:layer="layout" svg:width="3.399cm" svg:height="2cm" svg:x="19.8cm" svg:y="26.7cm">
          <text:p text:style-name="P2"><text:span text:style-name="T1">uPa2j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xml:id="id43" draw:id="id43" draw:layer="layout" svg:width="4.543cm" svg:height="3cm" svg:x="34.301cm" svg:y="26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0" draw:id="id40" draw:layer="layout" svg:width="4.543cm" svg:height="1.4cm" svg:x="34.3cm" svg:y="26.2cm">
          <text:p text:style-name="P1"><text:span text:style-name="T2">Argumen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36.571cm" svg:y1="26.2cm" svg:x2="36.555cm" svg:y2="23.835cm" draw:start-shape="id40" draw:start-glue-point="0" draw:end-shape="id32" draw:end-glue-point="2" svg:d="M36571 26200l-16-2365" svg:viewBox="0 0 17 2366">
          <text:p/>
        </draw:connector>
        <draw:connector draw:style-name="gr5" draw:text-style-name="P4" draw:layer="layout" draw:type="line" svg:x1="19.8cm" svg:y1="27.7cm" svg:x2="9.944cm" svg:y2="27.7cm" draw:start-shape="id41" draw:start-glue-point="5" draw:end-shape="id42" svg:d="M19800 27700h-9856" svg:viewBox="0 0 9857 1">
          <text:p/>
        </draw:connector>
        <draw:connector draw:style-name="gr5" draw:text-style-name="P4" draw:layer="layout" draw:type="line" svg:x1="23.199cm" svg:y1="27.7cm" svg:x2="34.301cm" svg:y2="27.701cm" draw:start-shape="id41" draw:start-glue-point="7" draw:end-shape="id43" draw:end-glue-point="3" svg:d="M23199 27700l11102 1" svg:viewBox="0 0 11103 2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4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6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4.5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005cm" svg:x="1cm" svg:y="3.27cm"/>
      <draw:page-thumbnail draw:layer="backgroundobjects" svg:width="8.999cm" svg:height="6.005cm" svg:x="1cm" svg:y="11.846cm"/>
      <draw:page-thumbnail draw:layer="backgroundobjects" svg:width="8.999cm" svg:height="6.005cm" svg:x="1cm" svg:y="20.422cm"/>
      <draw:page-thumbnail draw:layer="backgroundobjects" svg:width="8.999cm" svg:height="6.005cm" svg:x="11cm" svg:y="3.27cm"/>
      <draw:page-thumbnail draw:layer="backgroundobjects" svg:width="8.999cm" svg:height="6.005cm" svg:x="11cm" svg:y="11.846cm"/>
      <draw:page-thumbnail draw:layer="backgroundobjects" svg:width="8.999cm" svg:height="6.005cm" svg:x="11cm" svg:y="20.422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3cm" presentation:class="title" presentation:placeholder="true">
        <draw:text-box/>
      </draw:frame>
      <draw:frame presentation:style-name="Standard-outline1" draw:layer="backgroundobjects" svg:width="52.197cm" svg:height="12.179cm" svg:x="2.897cm" svg:y="4.91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8.384cm" svg:height="1.448cm" svg:x="19.833cm" svg:y="19.12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3.512cm" svg:height="1.448cm" svg:x="41.583cm" svg:y="19.128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2-07T15:59:28.379943302</dc:date>
    <meta:editing-duration>PT4H13M53S</meta:editing-duration>
    <meta:editing-cycles>5</meta:editing-cycles>
    <meta:generator>LibreOffice/4.2.8.2$Linux_X86_64 LibreOffice_project/420m0$Build-2</meta:generator>
    <meta:document-statistic meta:object-count="113"/>
  </office:meta>
</office:document-meta>
</file>